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officeooo:paragraph-rsid="00237cbe"/>
    </style:style>
    <style:style style:name="P6" style:family="paragraph" style:parent-style-name="Standard">
      <style:paragraph-properties fo:text-align="justify" style:justify-single-word="false"/>
      <style:text-properties officeooo:paragraph-rsid="0023db2f"/>
    </style:style>
    <style:style style:name="P7" style:family="paragraph" style:parent-style-name="Standard">
      <style:paragraph-properties fo:text-align="justify" style:justify-single-word="false"/>
      <style:text-properties fo:font-weight="bold" style:font-weight-asian="bold" style:font-weight-complex="bold"/>
    </style:style>
    <style:style style:name="P8" style:family="paragraph" style:parent-style-name="Standard">
      <style:paragraph-properties fo:text-align="justify" style:justify-single-word="false"/>
      <style:text-properties fo:font-weight="bold" officeooo:rsid="0023db2f" officeooo:paragraph-rsid="0023db2f" style:font-weight-asian="bold" style:font-weight-complex="bold"/>
    </style:style>
    <style:style style:name="P9" style:family="paragraph" style:parent-style-name="Standard">
      <style:paragraph-properties fo:text-align="justify" style:justify-single-word="false"/>
      <style:text-properties officeooo:rsid="0022513a" officeooo:paragraph-rsid="0022513a"/>
    </style:style>
    <style:style style:name="P10" style:family="paragraph" style:parent-style-name="Standard">
      <style:paragraph-properties fo:text-align="justify" style:justify-single-word="false"/>
      <style:text-properties style:font-name="monospace"/>
    </style:style>
    <style:style style:name="P11" style:family="paragraph" style:parent-style-name="Standard">
      <style:paragraph-properties fo:text-align="justify" style:justify-single-word="false"/>
      <style:text-properties fo:font-weight="normal" style:font-weight-asian="normal" style:font-weight-complex="normal"/>
    </style:style>
    <style:style style:name="P12" style:family="paragraph" style:parent-style-name="Standard">
      <style:paragraph-properties fo:text-align="justify" style:justify-single-word="false"/>
      <style:text-properties officeooo:rsid="0023db2f" officeooo:paragraph-rsid="0023db2f"/>
    </style:style>
    <style:style style:name="P13" style:family="paragraph" style:parent-style-name="Text_20_body">
      <style:paragraph-properties fo:text-align="justify" style:justify-single-word="false"/>
    </style:style>
    <style:style style:name="P14" style:family="paragraph" style:parent-style-name="Preformatted_20_Text">
      <style:paragraph-properties fo:text-align="justify" style:justify-single-word="false"/>
      <style:text-properties officeooo:paragraph-rsid="0020eb04"/>
    </style:style>
    <style:style style:name="P15" style:family="paragraph" style:parent-style-name="Preformatted_20_Text">
      <style:paragraph-properties fo:text-align="justify" style:justify-single-word="false"/>
      <style:text-properties officeooo:rsid="0023db2f" officeooo:paragraph-rsid="0023db2f"/>
    </style:style>
    <style:style style:name="P16" style:family="paragraph" style:parent-style-name="Preformatted_20_Text">
      <style:paragraph-properties fo:margin-top="0cm" fo:margin-bottom="0.499cm" loext:contextual-spacing="false"/>
    </style:style>
    <style:style style:name="P17" style:family="paragraph" style:parent-style-name="Heading_20_3">
      <style:paragraph-properties fo:text-align="justify" style:justify-single-word="false"/>
    </style:style>
    <style:style style:name="P18" style:family="paragraph" style:parent-style-name="Heading_20_4">
      <style:paragraph-properties fo:text-align="justify" style:justify-single-word="false"/>
    </style:style>
    <style:style style:name="T1" style:family="text">
      <style:text-properties officeooo:rsid="00225f36"/>
    </style:style>
    <style:style style:name="T2" style:family="text">
      <style:text-properties fo:font-weight="normal" style:font-weight-asian="normal" style:font-weight-complex="normal"/>
    </style:style>
    <style:style style:name="T3" style:family="text">
      <style:text-properties fo:font-weight="normal" officeooo:rsid="00237cbe" style:font-weight-asian="normal" style:font-weight-complex="normal"/>
    </style:style>
    <style:style style:name="T4" style:family="text">
      <style:text-properties fo:font-weight="bold"/>
    </style:style>
    <style:style style:name="T5" style:family="text">
      <style:text-properties style:text-position="33% 8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Algorithmization</text:p>
      <text:p text:style-name="P2"/>
      <text:p text:style-name="P2"/>
      <text:p text:style-name="P3">1. Дайте определение массиву. Как осуществляется индексация элементов массива. Как необходимо обращаться к i-му элементу массива?</text:p>
      <text:p text:style-name="P3"/>
      <text:p text:style-name="P2"><text:span text:style-name="Emphasis">Массив</text:span> в <text:span text:style-name="Emphasis">Java</text:span> — это структура данных, в которой хранятся элементы одного типа.</text:p>
      <text:p text:style-name="P2"/>
      <text:p text:style-name="P3">2. Приведите способы объявления и инициализации одномерных и двумерных массивов примитивных и ссылочных типов. Укажите разницу, между массивами примитивных и ссылочных типов.</text:p>
      <text:p text:style-name="P2"/>
      <text:p text:style-name="P3">3. Объясните, что значит клонирование массива, как в Java можно клонировать массив, в чем состоит разница в клонировании массивов примитивных и ссылочных типов.</text:p>
      <text:p text:style-name="P2"/>
      <text:p text:style-name="P14">int[] a = {111, 111, 111};</text:p>
      <text:p text:style-name="P14">int[] b = a.clone();</text:p>
      <text:p text:style-name="P2"/>
      <text:p text:style-name="P3">4. Объясните, что представляет собой двумерных массив в Java, что такое “рваный массив”. Как узнать количество строк и количество элементов в каждой строке для “рваного” массива?</text:p>
      <text:p text:style-name="P2"/>
      <text:p text:style-name="P9">int[n][] array = {}</text:p>
      <text:p text:style-name="P9">array[i].length</text:p>
      <text:p text:style-name="P2"/>
      <text:p text:style-name="P3">5. Объясните ситуации, когда в java-коде могут возникнуть следующие <text:span text:style-name="T1">исключительные ситуации </text:span>java.lang.ArrayIndexOutOfBoundsException и java.lang.ArrayStoreException.</text:p>
      <text:p text:style-name="P10"/>
      <text:p text:style-name="P5">java.lang.ArrayIndexOutOfBoundsException — Это исключение возникает, когда программа пытается адресовать элементы за пределами массива. </text:p>
      <text:p text:style-name="P5"/>
      <text:h text:style-name="P17" text:outline-level="3"><text:span text:style-name="T2">Исключение ArrayStoreException - </text:span><text:span text:style-name="T3">е</text:span><text:span text:style-name="T2">сли попытаться записать в ячейку массива ссылку на объект неправильного типа, возникнет исключение ArrayStoreException. </text:span></text:h>
      <text:p text:style-name="P11"/>
      <text:p text:style-name="P3">6. Объясните, зачем при кодировании разделять решаемую задачу на методы. Поясните, как вы понимаете выражение: “Один метод не должен выполнять две задачи”.</text:p>
      <text:p text:style-name="P3"/>
      <text:p text:style-name="P2"><text:span text:style-name="Strong_20_Emphasis">Метод</text:span> — это совокупность команд, позволяющая выполнить некоторую операцию в программе.</text:p>
      <text:p text:style-name="P2"/>
      <text:p text:style-name="P3">7. Объясните, как в Java передаются параметры в методы, в чем особенность передачи в метод значения примитивного типа, а в чем ссылочного.</text:p>
      <text:p text:style-name="P2"/>
      <text:p text:style-name="P6">Передача по ссылке подразумевает передачу ссылки на объект. В этом случае реализация метода потенциально может модифицировать переданный объект (например, вызвав метод, изменяющий состояние объекта).</text:p>
      <text:p text:style-name="P6">В случае передачи по значению параметр копируется. Изменение параметра не будет заметно на вызывающей стороне.</text:p>
      <text:p text:style-name="P2"/>
      <text:p text:style-name="P3"><text:soft-page-break/>8. Объясните, как в метод передать массив. И как массив вернуть из метода. Можно ли в методе изменить размер переданного массива.</text:p>
      <text:p text:style-name="P3"/>
      <text:p text:style-name="P12">Передается по ссылке</text:p>
      <text:p text:style-name="P15"><text:span text:style-name="Source_20_Text">String[] arrayw = new String[4]; //populate array</text:span></text:p>
      <text:p text:style-name="P16"><text:span text:style-name="Source_20_Text"><text:s text:c="4"/></text:span><text:span text:style-name="Source_20_Text"><text:span text:style-name="T4">PrintA(arrayw);</text:span></text:span></text:p>
      <text:p text:style-name="P12"/>
      <text:p text:style-name="P8">9. Поясните, что означает выражение ‘вернуть значение из метода’. Как можно вернуть значение из метода. Есть ли разница при возврате значений примитивного и ссылочного типов.</text:p>
      <text:p text:style-name="P3"/>
      <text:p text:style-name="P3">10. Перечислите известные вам алгоритмы сортировки значений, приведите код, реализующий это алгоритмы.</text:p>
      <text:p text:style-name="P2"/>
      <text:h text:style-name="P18" text:outline-level="4">Сортировка пузырьком / Bubble sort</text:h>
      <text:p text:style-name="P13">Будем идти по массиву слева направо. Если текущий элемент больше следующего, меняем их местами. Делаем так, пока массив не будет отсортирован. Заметим, что после первой итерации самый большой элемент будет находиться в конце массива, на правильном месте. После двух итераций на правильном месте будут стоять два наибольших элемента, и так далее. Очевидно, не более чем после n итераций массив будет отсортирован. Таким образом, асимптотика в худшем и среднем случае – O(n<text:span text:style-name="T5">2</text:span>), в лучшем случае – O(n).</text:p>
      <text:p text:style-name="P2"/>
      <text:h text:style-name="P18" text:outline-level="4">Сортировка вставками / Insertion sort</text:h>
      <text:p text:style-name="P13">Создадим массив, в котором после завершения алгоритма будет лежать ответ. Будем поочередно вставлять элементы из исходного массива так, чтобы элементы в массиве-ответе всегда были отсортированы. Асимптотика в среднем и худшем случае – O(n<text:span text:style-name="T5">2</text:span>), в лучшем – O(n). Реализовывать алгоритм удобнее по-другому (создавать новый массив и реально что-то вставлять в него относительно сложно): просто сделаем так, чтобы отсортирован был некоторый префикс исходного массива, вместо вставки будем менять текущий элемент с предыдущим, пока они стоят в неправильном порядке.</text:p>
      <text:p text:style-name="P2"/>
      <text:h text:style-name="P18" text:outline-level="4">Сортировка деревом / Tree sort</text:h>
      <text:p text:style-name="P13">Будем вставлять элементы в двоичное дерево поиска. После того, как все элементы вставлены достаточно обойти дерево в глубину и получить отсортированный массив. Если использовать сбалансированное дерево, например красно-черное, асимптотика будет равна O(nlogn) в худшем, среднем и лучшем случае. В реализации использован контейнер multiset.</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7T10:09:45.762680761</meta:creation-date>
    <meta:generator>LibreOffice/6.2.6.2$Linux_X86_64 LibreOffice_project/20$Build-2</meta:generator>
    <dc:date>2019-08-27T19:06:41.101756746</dc:date>
    <meta:editing-duration>PT1H35M27S</meta:editing-duration>
    <meta:editing-cycles>3</meta:editing-cycles>
    <meta:document-statistic meta:table-count="0" meta:image-count="0" meta:object-count="0" meta:page-count="2" meta:paragraph-count="30" meta:word-count="527" meta:character-count="3949" meta:non-whitespace-character-count="3439"/>
  </office:meta>
</office:document-meta>
</file>